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Liberation Serif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Heading_20_3">
      <style:paragraph-properties fo:text-align="center" style:justify-single-word="false"/>
      <style:text-properties style:font-name="Liberation Serif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margin-left="0cm" fo:margin-right="0cm" fo:margin-top="0cm" fo:margin-bottom="0cm" fo:text-indent="0cm" style:auto-text-indent="false" fo:background-color="transparent" fo:padding="0cm" fo:border="none">
        <style:background-image xlink:href="https://www.lpi.org/themes/lpi/assets/images/icons/icon-checkbox.png" xlink:type="simple" xlink:actuate="onLoad" style:position="center left" style:repeat="no-repeat"/>
      </style:paragraph-properties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P10" style:family="paragraph" style:parent-style-name="Text_20_body" style:list-style-name="L1">
      <style:paragraph-properties fo:margin-left="0cm" fo:margin-right="0cm" fo:margin-top="0cm" fo:margin-bottom="0cm" fo:text-indent="0cm" style:auto-text-indent="false" fo:background-color="transparent" fo:padding="0cm" fo:border="none">
        <style:background-image xlink:href="https://www.lpi.org/themes/lpi/assets/images/icons/icon-checkbox.png" xlink:type="simple" xlink:actuate="onLoad" style:position="center left" style:repeat="no-repeat"/>
      </style:paragraph-properties>
      <style:text-properties fo:font-variant="normal" fo:text-transform="none" fo:color="#666666" style:font-name="Liberation Serif" fo:letter-spacing="normal" fo:font-style="normal" fo:font-weight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8.25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9" style:family="text">
      <style:text-properties fo:color="#ff3333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bookmark text:name="section-104.6"/><text:span text:style-name="T1">104.6 Create and change hard and symbolic links</text:span> </text:h>
      <text:p text:style-name="P2"/>
      <text:p text:style-name="P3">Create and manage hard and symbolic links to a file. Tasks include creating links, identifying hard and or soft links, understanding the difference between copying and linking files, and using links to support system administration tasks.</text:p>
      <text:p text:style-name="P3"><text:line-break/><text:span text:style-name="T3">On a storage device, files and directories are contained in blocks and file information is stored in an inode. Inode number = file serial number and is unique in a FS.<text:line-break/>There are two types of link :<text:line-break/>hard link = only for files, no directories, point to another file by inode (only . And .. directories are considered as hard links), can't cross filesystems<text:line-break/>adding something into file will change everywhere, name can be changed11<text:line-break/>soft link = symbolic link = symlink, point to another file by name, deleting the original file doesnt not remove the link, can cross filesystems<text:line-break/>a link is a way to give a file multiple identities</text:span><text:line-break/></text:p>
      <text:p text:style-name="P1"><text:span text:style-name="T4">ln<text:line-break/></text:span><text:span text:style-name="T5">creates hard links to an existing file, add something in the original or in the hard link will<text:line-break/>refer to the same file<text:line-break/></text:span><text:span text:style-name="Strong_20_Emphasis"><text:span text:style-name="T5">ln lpi104-6/file1 lpi104-6/file3<text:line-break/>ln -s /etc/file1 /etc/file2 = creates softlink<text:line-break/>search for symbolic links : </text:span></text:span><text:span text:style-name="Strong_20_Emphasis"><text:span text:style-name="T7">find lpi104-6 research/lpi104-6 -type l</text:span></text:span></text:p>
      <text:p text:style-name="P1"><text:span text:style-name="Strong_20_Emphasis"><text:span text:style-name="T7"><text:line-break/>linking = use multiple name for a single set of a file<text:line-break/>copying = use different names for copies of files</text:span></text:span></text:p>
      <text:p text:style-name="P1"><text:span text:style-name="Strong_20_Emphasis"><text:span text:style-name="T7"/></text:span></text:p>
      <text:p text:style-name="P1"><text:span text:style-name="Strong_20_Emphasis"><text:span text:style-name="T8">readlink</text:span></text:span><text:span text:style-name="Strong_20_Emphasis"><text:span text:style-name="T7"><text:line-break/><text:tab/></text:span></text:span><text:span text:style-name="Strong_20_Emphasis"><text:span text:style-name="T6">prints value of symbolic link or its canonical name</text:span></text:span></text:p>
      <text:p text:style-name="P3">Objectives</text:p>
      <text:p text:style-name="P4">Create links.</text:p>
      <text:list xml:id="list7289657471" text:style-name="L1">
        <text:list-header>
          <text:p text:style-name="P9">Identify hard and/or softlinks.</text:p>
          <text:p text:style-name="P9">Copying versus linking files.</text:p>
          <text:p text:style-name="P10"><text:span text:style-name="T2">Use links to support system administration tasks</text:span>.</text:p>
        </text:list-header>
      </text:list>
      <text:p text:style-name="P3"/>
      <text:p text:style-name="P5">Todo</text:p>
      <text:p text:style-name="P4">create hard and soft links, try to move, modify, rename etc …<text:line-break/></text:p>
      <text:p text:style-name="P5">Sources<text:line-break/><text:span text:style-name="T10">Hard and soft links : http://www.linfo.org/hard_link.html</text:span></text:p>
      <text:p text:style-name="P3"/>
      <text:p text:style-name="P5">Questions</text:p>
      <text:p text:style-name="P5"/>
      <text:p text:style-name="P4">1. What parameter can you pass to ln to create a soft link? (Select two.) </text:p>
      <text:p text:style-name="P4">A. <text:span text:style-name="T9">-s</text:span> </text:p>
      <text:p text:style-name="P4"><text:soft-page-break/>B. --soft</text:p>
      <text:p text:style-name="P4">C. --slink <text:s/></text:p>
      <text:p text:style-name="P4">D. <text:span text:style-name="T9">--symbolic</text:span> </text:p>
      <text:p text:style-name="P4">E. --sl </text:p>
      <text:p text:style-name="P4"/>
      <text:p text:style-name="P7">2. You want to create a link from your home directory on your hard disk to a directory on a </text:p>
      <text:p text:style-name="P7">CD-ROM drive. Which of the following types of links might you use? </text:p>
      <text:p text:style-name="P7">A. <text:span text:style-name="T9">Only a symbolic link </text:span></text:p>
      <text:p text:style-name="P7">B. Only a hard link </text:p>
      <text:p text:style-name="P7">C. Either a symbolic or a hard link </text:p>
      <text:p text:style-name="P7">D. Only a hard link, and then only if both directories use the same low-level filesystem </text:p>
      <text:p text:style-name="P7">E. None of the above; such links aren’t possible under Linu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10:56</meta:creation-date>
    <dc:date>2014-09-05T10:26:54</dc:date>
    <dc:creator>David </dc:creator>
    <meta:editing-duration>PT1H5M12S</meta:editing-duration>
    <meta:editing-cycles>44</meta:editing-cycles>
    <meta:generator>LibreOffice/3.5$Linux_X86_64 LibreOffice_project/350m1$Build-2</meta:generator>
    <meta:document-statistic meta:table-count="0" meta:image-count="0" meta:object-count="0" meta:page-count="2" meta:paragraph-count="28" meta:word-count="379" meta:character-count="2132" meta:non-whitespace-character-count="1769"/>
  </office:meta>
</office:document-meta>
</file>